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D0000002C38EC81D1F24A7D405.png" manifest:media-type="image/png"/>
  <manifest:file-entry manifest:full-path="Pictures/10000001000003D0000002C320933A348F735668.png" manifest:media-type="image/png"/>
  <manifest:file-entry manifest:full-path="Pictures/1000000100000324000002C78AA96F0C0F001B3B.png" manifest:media-type="image/png"/>
  <manifest:file-entry manifest:full-path="Pictures/1000000100000312000002CA3F9EEF962650DC05.png" manifest:media-type="image/png"/>
  <manifest:file-entry manifest:full-path="Pictures/1000000100000324000002C7A8723C8B6D48A5FB.png" manifest:media-type="image/png"/>
  <manifest:file-entry manifest:full-path="Pictures/1000000100000312000002CA4F6A4881C81B72E9.png" manifest:media-type="image/png"/>
  <manifest:file-entry manifest:full-path="Pictures/1000000100000312000002CA8AC40D47867CB95B.png" manifest:media-type="image/png"/>
  <manifest:file-entry manifest:full-path="Pictures/1000000100000312000002CA9022385F42C8E774.png" manifest:media-type="image/png"/>
  <manifest:file-entry manifest:full-path="Pictures/100000010000020B000002CBE900631856F2ED6F.png" manifest:media-type="image/png"/>
  <manifest:file-entry manifest:full-path="Pictures/100000010000035A000002C7D261ADE425F7152D.png" manifest:media-type="image/png"/>
  <manifest:file-entry manifest:full-path="Pictures/100000010000020B000002CB15B70E3F9D45B46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1f8dd" officeooo:paragraph-rsid="0001f8dd"/>
    </style:style>
    <style:style style:name="P2" style:family="paragraph" style:parent-style-name="Standard">
      <style:text-properties officeooo:rsid="0006e455" officeooo:paragraph-rsid="0006e455"/>
    </style:style>
    <style:style style:name="P3" style:family="paragraph" style:parent-style-name="Standard">
      <style:text-properties officeooo:rsid="000b6ad2" officeooo:paragraph-rsid="000b6ad2"/>
    </style:style>
    <style:style style:name="P4" style:family="paragraph" style:parent-style-name="Standard">
      <style:text-properties officeooo:rsid="0006e455" officeooo:paragraph-rsid="0006e455"/>
    </style:style>
    <style:style style:name="P5" style:family="paragraph" style:parent-style-name="Standard">
      <style:paragraph-properties fo:text-align="center" style:justify-single-word="false"/>
      <style:text-properties officeooo:rsid="0006e455" officeooo:paragraph-rsid="0006e45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turn for Exercise 4</text:p>
      <text:p text:style-name="P3">Exercises 3-5:</text:p>
      <text:p text:style-name="P3"/>
      <text:p text:style-name="P3"><draw:frame draw:style-name="fr1" draw:name="Image1" text:anchor-type="char" svg:x="-0.0811in" svg:y="0.0646in" svg:width="2.8181in" svg:height="3.8528in" draw:z-index="0"><draw:image xlink:href="Pictures/100000010000020B000002CB15B70E3F9D45B467.png" xlink:type="simple" xlink:show="embed" xlink:actuate="onLoad" draw:mime-type="image/png"/></draw:frame><draw:frame draw:style-name="fr1" draw:name="Image2" text:anchor-type="char" svg:x="3.0598in" svg:y="0.0244in" svg:width="2.8827in" svg:height="3.9409in" draw:z-index="1"><draw:image xlink:href="Pictures/100000010000020B000002CBE900631856F2ED6F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Image3" text:anchor-type="char" svg:x="-0.1398in" svg:y="0.0555in" svg:width="4.028in" svg:height="3.6591in" draw:z-index="2"><draw:image xlink:href="Pictures/1000000100000312000002CA9022385F42C8E774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Image4" text:anchor-type="char" svg:x="0.5673in" svg:y="-0.2252in" svg:width="4.6965in" svg:height="4.2661in" draw:z-index="3"><draw:image xlink:href="Pictures/1000000100000312000002CA8AC40D47867CB95B.png" xlink:type="simple" xlink:show="embed" xlink:actuate="onLoad" draw:mime-type="image/png"/></draw:frame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Image5" text:anchor-type="char" svg:x="0.3882in" svg:y="0.098in" svg:width="5.0272in" svg:height="4.5665in" draw:z-index="4"><draw:image xlink:href="Pictures/1000000100000312000002CA4F6A4881C81B72E9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Image6" text:anchor-type="char" svg:x="-0.0291in" svg:y="-0.1665in" svg:width="5.752in" svg:height="5.2252in" draw:z-index="5"><draw:image xlink:href="Pictures/1000000100000312000002CA3F9EEF962650DC05.png" xlink:type="simple" xlink:show="embed" xlink:actuate="onLoad" draw:mime-type="image/png"/></draw:frame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Image7" text:anchor-type="char" svg:x="0.0827in" svg:y="0.1835in" svg:width="5.4453in" svg:height="4.4016in" draw:z-index="6"><draw:image xlink:href="Pictures/1000000100000324000002C78AA96F0C0F001B3B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Image8" text:anchor-type="char" svg:x="0.5339in" svg:y="-0.0583in" svg:width="5.1256in" svg:height="4.5327in" draw:z-index="7"><draw:image xlink:href="Pictures/1000000100000324000002C7A8723C8B6D48A5FB.png" xlink:type="simple" xlink:show="embed" xlink:actuate="onLoad" draw:mime-type="image/png"/></draw:frame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Image9" text:anchor-type="char" svg:x="0.2992in" svg:y="0.0543in" svg:width="5.6008in" svg:height="4.6409in" draw:z-index="8"><draw:image xlink:href="Pictures/100000010000035A000002C7D261ADE425F7152D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Image10" text:anchor-type="char" svg:x="0.1102in" svg:y="-0.0583in" svg:width="5.8063in" svg:height="4.2055in" draw:z-index="9"><draw:image xlink:href="Pictures/10000001000003D0000002C320933A348F735668.png" xlink:type="simple" xlink:show="embed" xlink:actuate="onLoad" draw:mime-type="image/png"/></draw:frame><text:soft-page-break/></text:p>
      <text:p text:style-name="P2"/>
      <text:p text:style-name="P2"/>
      <text:p text:style-name="P2"/>
      <text:p text:style-name="P5"><draw:frame draw:style-name="fr1" draw:name="Image11" text:anchor-type="char" svg:x="-0.1445in" svg:y="0.0217in" svg:width="6.6929in" svg:height="4.848in" draw:z-index="10"><draw:image xlink:href="Pictures/10000001000003D0000002C38EC81D1F24A7D405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07T12:36:43.865344433</meta:creation-date>
    <dc:date>2023-02-14T09:34:54.209395762</dc:date>
    <meta:editing-duration>PT36M54S</meta:editing-duration>
    <meta:editing-cycles>5</meta:editing-cycles>
    <meta:generator>LibreOffice/7.3.7.2$Linux_X86_64 LibreOffice_project/30$Build-2</meta:generator>
    <meta:document-statistic meta:table-count="0" meta:image-count="11" meta:object-count="0" meta:page-count="5" meta:paragraph-count="2" meta:word-count="6" meta:character-count="35" meta:non-whitespace-character-count="31"/>
  </office:meta>
</office:document-meta>
</file>